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1.3cm" svg:height="2.1cm" svg:x="9cm" svg:y="1.3cm">
          <text:p text:style-name="P1">Modernizar sistema,</text:p>
          <text:p text:style-name="P1"><text:s/>aumentar cantidad de pasajeros y</text:p>
          <text:p text:style-name="P1">mejorar experiencia de directivo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xml:id="id4" draw:id="id4" draw:layer="layout" svg:x1="14.6cm" svg:y1="5.7cm" svg:x2="14.6cm" svg:y2="3.5cm">
          <text:p/>
        </draw:line>
        <draw:custom-shape draw:style-name="gr1" draw:text-style-name="P1" xml:id="id3" draw:id="id3" draw:layer="layout" svg:width="6.7cm" svg:height="1.5cm" svg:x="5cm" svg:y="6.6cm">
          <text:p text:style-name="P1">Directivos satisfechos</text:p>
          <text:p text:style-name="P1">con sistema</text:p>
          <draw:enhanced-geometry svg:viewBox="0 0 21600 21600" draw:glue-points="?f6 0 10800 ?f8 ?f11 10800 ?f9 21600 10800 ?f10 ?f5 10800" draw:text-areas="?f3 ?f3 ?f4 ?f4" draw:type="parallelogram" draw:modifiers="4138.8449485151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1" draw:id="id1" draw:layer="layout" svg:width="8.7cm" svg:height="1.4cm" svg:x="1cm" svg:y="10.9cm">
          <text:p text:style-name="P1">Directivos pueden supervisar </text:p>
          <text:p text:style-name="P1">sistema</text:p>
          <draw:enhanced-geometry svg:viewBox="0 0 21600 21600" draw:glue-points="?f6 0 10800 ?f8 ?f11 10800 ?f9 21600 10800 ?f10 ?f5 10800" draw:text-areas="?f3 ?f3 ?f4 ?f4" draw:type="parallelogram" draw:modifiers="3420.848178370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xml:id="id2" draw:id="id2" draw:layer="layout" svg:x1="8cm" svg:y1="9.5cm" svg:x2="8cm" svg:y2="8cm">
          <text:p/>
        </draw:line>
        <draw:connector draw:style-name="gr3" draw:text-style-name="P1" draw:layer="layout" draw:type="line" svg:x1="6.039cm" svg:y1="10.9cm" svg:x2="8cm" svg:y2="9.5cm" draw:start-shape="id1" draw:start-glue-point="4" draw:end-shape="id2" draw:end-glue-point="2" svg:d="m6039 10900 1961-1400">
          <text:p/>
        </draw:connector>
        <draw:connector draw:style-name="gr3" draw:text-style-name="P1" draw:layer="layout" draw:type="line" svg:x1="8.992cm" svg:y1="6.6cm" svg:x2="14.6cm" svg:y2="5.7cm" draw:start-shape="id3" draw:start-glue-point="4" draw:end-shape="id4" draw:end-glue-point="2" svg:d="m8992 6600 5608-900">
          <text:p/>
        </draw:connector>
        <draw:custom-shape draw:style-name="gr1" draw:text-style-name="P1" xml:id="id5" draw:id="id5" draw:layer="layout" svg:width="7cm" svg:height="1.4cm" svg:x="16cm" svg:y="6.9cm">
          <text:p text:style-name="P1">Aumentar cantidad de</text:p>
          <text:p text:style-name="P1">pasajeros</text:p>
          <draw:enhanced-geometry svg:viewBox="0 0 21600 21600" draw:glue-points="?f6 0 10800 ?f8 ?f11 10800 ?f9 21600 10800 ?f10 ?f5 10800" draw:text-areas="?f3 ?f3 ?f4 ?f4" draw:type="parallelogram" draw:modifiers="4569.2901014140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line" svg:x1="19.5cm" svg:y1="6.9cm" svg:x2="14.6cm" svg:y2="5.7cm" draw:start-shape="id5" draw:start-glue-point="5" draw:end-shape="id4" draw:end-glue-point="2" svg:d="m19500 6900-4900-1200">
          <text:p/>
        </draw:connector>
        <draw:custom-shape draw:style-name="gr1" draw:text-style-name="P1" xml:id="id6" draw:id="id6" draw:layer="layout" svg:width="8.3cm" svg:height="1.7cm" svg:x="15.6cm" svg:y="11.4cm">
          <text:p text:style-name="P1">Atraer muchos </text:p>
          <text:p text:style-name="P1"><text:s/>usuario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xml:id="id7" draw:id="id7" draw:layer="layout" svg:x1="19.8cm" svg:y1="10.1cm" svg:x2="19.7cm" svg:y2="8.4cm">
          <text:p/>
        </draw:line>
        <draw:connector draw:style-name="gr3" draw:text-style-name="P1" draw:layer="layout" draw:type="line" svg:x1="20.788cm" svg:y1="11.4cm" svg:x2="19.75cm" svg:y2="10.1cm" draw:start-shape="id6" draw:start-glue-point="4" draw:end-shape="id7" draw:end-glue-point="2" svg:d="m20788 11400-1038-13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0-20T02:53:04</meta:creation-date>
    <dc:date>2014-10-20T02:59:29</dc:date>
    <meta:editing-duration>PT2M25S</meta:editing-duration>
    <meta:editing-cycles>2</meta:editing-cycles>
    <meta:generator>LibreOffice/3.5$Linux_X86_64 LibreOffice_project/350m1$Build-2</meta:generator>
    <meta:document-statistic meta:object-count="12"/>
  </office:meta>
</office:document-meta>
</file>